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2.73cm" fo:min-width="4.2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2.73cm" fo:min-width="7.179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2.73cm" fo:min-width="7.56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2.73cm" fo:min-width="5.528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2.73cm" fo:min-width="6.544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3.303cm" fo:min-width="6.482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3.188cm" fo:min-width="5.478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3.648cm" fo:min-width="5.43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2.73cm" fo:min-width="5.782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2.73cm" fo:min-width="7.433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3.761cm" fo:min-width="7.575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8cm" svg:height="3.302cm" svg:x="27.67cm" svg:y="3.159cm">
          <text:p text:style-name="P1">Document</text:p>
          <text:p text:style-name="P1">PK:DB_Doc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5.08cm" svg:height="3.302cm" svg:x="36.814cm" svg:y="4.175cm">
          <text:p text:style-name="P1">Entry</text:p>
          <text:p text:style-name="P1">PK:DB_entry_ID</text:p>
          <text:p text:style-name="P1">FK:DB_Doc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36.814cm" svg:y1="5.826cm" svg:x2="32.75cm" svg:y2="4.81cm" draw:start-shape="id1" draw:start-glue-point="3" draw:end-shape="id2" svg:d="M36814 5826c-3046 0-1015-1016-4064-1016" svg:viewBox="0 0 4065 1017">
          <text:p/>
        </draw:connector>
        <draw:custom-shape draw:style-name="gr3" draw:text-style-name="P2" draw:layer="layout" svg:width="8.001cm" svg:height="3.302cm" svg:x="2.905cm" svg:y="12.684cm">
          <text:p text:style-name="P1">Study_entry_list</text:p>
          <text:p text:style-name="P1">PK:DB_Study_ID,</text:p>
          <text:p text:style-name="P1">DB_BMRB_accession_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8.382cm" svg:height="3.302cm" svg:x="11.577cm" svg:y="24.622cm">
          <text:p text:style-name="P1">Person_affiliation</text:p>
          <text:p text:style-name="P1">PK:DB_Person_affiliation_ID</text:p>
          <text:p text:style-name="P1">FK:DB_Person_ID</text:p>
          <text:p text:style-name="P1">FK:DB_Org_uni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6.35cm" svg:height="3.302cm" svg:x="3.576cm" svg:y="24.622cm">
          <text:p text:style-name="P1">Person</text:p>
          <text:p text:style-name="P1">PK:DB_Person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35cm" svg:height="3.302cm" svg:x="12.303cm" svg:y="12.557cm">
          <text:p text:style-name="P1">Project</text:p>
          <text:p text:style-name="P1">PK:DB_Projec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7.366cm" svg:height="3.302cm" svg:x="12.085cm" svg:y="16.621cm">
          <text:p text:style-name="P1">Organization</text:p>
          <text:p text:style-name="P1">PK:DB_Organization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" draw:id="id5" draw:layer="layout" svg:width="7.366cm" svg:height="3.937cm" svg:x="12.085cm" svg:y="20.177cm">
          <text:p text:style-name="P1">Organization_unit</text:p>
          <text:p text:style-name="P1">PK:DB_Org_unit_ID</text:p>
          <text:p text:style-name="P1">FK:DB_Organization_ID</text:p>
          <text:p text:style-name="P1">FK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" draw:id="id3" draw:layer="layout" svg:width="7.366cm" svg:height="3.302cm" svg:x="2.687cm" svg:y="20.685cm">
          <text:p text:style-name="P1">City_Site</text:p>
          <text:p text:style-name="P1">PK:DB_City_Site_ID</text:p>
          <text:p text:style-name="P1">FK:DB_Country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7.366cm" svg:height="3.302cm" svg:x="2.941cm" svg:y="16.748cm">
          <text:p text:style-name="P1">Country</text:p>
          <text:p text:style-name="P1">PK:DB_Country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2.687cm" svg:y1="22.336cm" svg:x2="2.941cm" svg:y2="18.399cm" draw:start-shape="id3" draw:start-glue-point="3" draw:end-shape="id4" svg:d="M2687 22336c-751 0-878-3937 254-3937" svg:viewBox="0 0 835 3938">
          <text:p/>
        </draw:connector>
        <draw:connector draw:style-name="gr2" draw:text-style-name="P3" draw:layer="layout" draw:type="curve" svg:x1="12.085cm" svg:y1="22.145cm" svg:x2="12.085cm" svg:y2="18.272cm" draw:start-shape="id5" draw:start-glue-point="3" draw:end-shape="id6" draw:end-glue-point="3" svg:d="M12085 22145c-751 0-751-3873 0-3873" svg:viewBox="0 0 564 3874">
          <text:p/>
        </draw:connector>
        <draw:connector draw:style-name="gr2" draw:text-style-name="P3" draw:layer="layout" draw:type="curve" svg:x1="12.085cm" svg:y1="22.145cm" svg:x2="10.053cm" svg:y2="22.336cm" draw:start-shape="id5" draw:start-glue-point="3" draw:end-shape="id3" draw:end-glue-point="1" svg:d="M12085 22145c-1522 0-507 191-2032 191" svg:viewBox="0 0 2033 192">
          <text:p/>
        </draw:connector>
        <draw:connector draw:style-name="gr2" draw:text-style-name="P3" draw:layer="layout" draw:type="curve" svg:x1="11.577cm" svg:y1="26.273cm" svg:x2="9.926cm" svg:y2="26.273cm" draw:start-shape="id7" draw:start-glue-point="3" draw:end-shape="id8" svg:d="M11577 26273h-1651" svg:viewBox="0 0 1652 1">
          <text:p/>
        </draw:connector>
        <draw:connector draw:style-name="gr2" draw:text-style-name="P3" draw:layer="layout" draw:type="curve" svg:x1="19.959cm" svg:y1="26.273cm" svg:x2="19.451cm" svg:y2="22.145cm" draw:start-shape="id7" draw:start-glue-point="1" draw:end-shape="id5" svg:d="M19959 26273c753 0 1007-4128-508-4128" svg:viewBox="0 0 1108 4129">
          <text:p/>
        </draw:connector>
        <draw:custom-shape draw:style-name="gr5" draw:text-style-name="P2" xml:id="id10" draw:id="id10" draw:layer="layout" svg:width="6.35cm" svg:height="3.302cm" svg:x="22.145cm" svg:y="10.245cm">
          <text:p text:style-name="P1">Journal</text:p>
          <text:p text:style-name="P1">PK:DB_Journal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9" draw:id="id9" draw:layer="layout" svg:width="6.35cm" svg:height="3.81cm" svg:x="22.336cm" svg:y="13.954cm">
          <text:p text:style-name="P1">Journal_paper</text:p>
          <text:p text:style-name="P1">PK:DB_Doc_ID,</text:p>
          <text:p text:style-name="P1">DB_Journal_ID</text:p>
          <text:p text:style-name="P1">FK1:DB_Doc_ID</text:p>
          <text:p text:style-name="P1">FK2:DB_Journal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2" draw:id="id12" draw:layer="layout" svg:width="6.35cm" svg:height="3.302cm" svg:x="34.147cm" svg:y="10.144cm">
          <text:p text:style-name="P1">Book</text:p>
          <text:p text:style-name="P1">PK:DB_Book_ID</text:p>
          <text:p text:style-name="P1">FK1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1" draw:id="id11" draw:layer="layout" svg:width="6.35cm" svg:height="4.318cm" svg:x="34.401cm" svg:y="14.081cm">
          <text:p text:style-name="P1">Book_chapter</text:p>
          <text:p text:style-name="P1">PK:DB_Doc_ID,</text:p>
          <text:p text:style-name="P1">DB_Book_ID</text:p>
          <text:p text:style-name="P1">FK1:DB_Doc_ID</text:p>
          <text:p text:style-name="P1">FK2:DB_Book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4" draw:id="id14" draw:layer="layout" svg:width="6.604cm" svg:height="3.302cm" svg:x="22.209cm" svg:y="18.018cm">
          <text:p text:style-name="P1">Conference</text:p>
          <text:p text:style-name="P1">PK:DB_Conferenc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3" draw:id="id13" draw:layer="layout" svg:width="8.255cm" svg:height="3.302cm" svg:x="21.828cm" svg:y="21.828cm">
          <text:p text:style-name="P1">Conference_instance</text:p>
          <text:p text:style-name="P1">PK:DB_Conference_inst_ID</text:p>
          <text:p text:style-name="P1">FK1:DB_Conference_ID</text:p>
          <text:p text:style-name="P1">FK2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5" draw:id="id15" draw:layer="layout" svg:width="8.509cm" svg:height="4.445cm" svg:x="32.369cm" svg:y="19.161cm">
          <text:p text:style-name="P1">Conference_abstract</text:p>
          <text:p text:style-name="P1">PK:DB_Doc_ID,</text:p>
          <text:p text:style-name="P1">DB_Conference_inst_ID</text:p>
          <text:p text:style-name="P1">FK1:DB_Doc_ID</text:p>
          <text:p text:style-name="P1">FK2:DB_Conference_ins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22.336cm" svg:y1="15.859cm" svg:x2="30.21cm" svg:y2="6.461cm" draw:start-shape="id9" draw:start-glue-point="3" draw:end-shape="id2" draw:end-glue-point="2" svg:d="M22336 15859c-751 0-626-2825 1530-3770s6344-8 6344-5628" svg:viewBox="0 0 8292 9399">
          <text:p/>
        </draw:connector>
        <draw:connector draw:style-name="gr2" draw:text-style-name="P3" draw:layer="layout" draw:type="curve" svg:x1="22.336cm" svg:y1="15.859cm" svg:x2="22.145cm" svg:y2="11.896cm" draw:start-shape="id9" draw:start-glue-point="3" draw:end-shape="id10" svg:d="M22336 15859c-1038 0-942-3963-191-3963" svg:viewBox="0 0 768 3964">
          <text:p/>
        </draw:connector>
        <draw:connector draw:style-name="gr2" draw:text-style-name="P3" draw:layer="layout" draw:type="curve" svg:x1="34.401cm" svg:y1="16.24cm" svg:x2="30.21cm" svg:y2="6.461cm" draw:start-shape="id11" draw:start-glue-point="3" draw:end-shape="id2" draw:end-glue-point="2" svg:d="M34401 16240c-2794 0-4191-3259-4191-9779" svg:viewBox="0 0 4192 9780">
          <text:p/>
        </draw:connector>
        <draw:connector draw:style-name="gr2" draw:text-style-name="P3" draw:layer="layout" draw:type="curve" svg:x1="34.401cm" svg:y1="16.24cm" svg:x2="34.147cm" svg:y2="11.795cm" draw:start-shape="id11" draw:start-glue-point="3" draw:end-shape="id12" svg:d="M34401 16240c-1132 0-1005-4445-254-4445" svg:viewBox="0 0 835 4446">
          <text:p/>
        </draw:connector>
        <draw:connector draw:style-name="gr2" draw:text-style-name="P3" draw:layer="layout" draw:type="curve" svg:x1="21.828cm" svg:y1="23.479cm" svg:x2="22.209cm" svg:y2="19.669cm" draw:start-shape="id13" draw:start-glue-point="3" draw:end-shape="id14" draw:end-glue-point="3" svg:d="M21828 23479c-753 0-943-3810 381-3810" svg:viewBox="0 0 972 3811">
          <text:p/>
        </draw:connector>
        <draw:connector draw:style-name="gr2" draw:text-style-name="P3" draw:layer="layout" draw:type="curve" svg:x1="21.828cm" svg:y1="23.479cm" svg:x2="10.053cm" svg:y2="22.336cm" draw:start-shape="id13" draw:start-glue-point="3" draw:end-shape="id3" svg:d="M21828 23479c-8830 0-2943-1143-11775-1143" svg:viewBox="0 0 11776 1144">
          <text:p/>
        </draw:connector>
        <draw:connector draw:style-name="gr2" draw:text-style-name="P3" draw:layer="layout" draw:type="curve" svg:x1="32.369cm" svg:y1="21.383cm" svg:x2="30.21cm" svg:y2="6.461cm" draw:start-shape="id15" draw:start-glue-point="3" draw:end-shape="id2" draw:end-glue-point="2" svg:d="M32369 21383c-1440 0-2159-4974-2159-14922" svg:viewBox="0 0 2160 14923">
          <text:p/>
        </draw:connector>
        <draw:connector draw:style-name="gr2" draw:text-style-name="P3" draw:layer="layout" draw:type="curve" svg:x1="32.369cm" svg:y1="21.383cm" svg:x2="30.083cm" svg:y2="23.479cm" draw:start-shape="id15" draw:start-glue-point="3" draw:end-shape="id13" draw:end-glue-point="1" svg:d="M32369 21383c-1714 0-572 2096-2286 2096" svg:viewBox="0 0 2287 2097">
          <text:p/>
        </draw:connector>
        <draw:connector draw:style-name="gr2" draw:text-style-name="P3" draw:layer="layout" draw:type="curve" svg:x1="34.147cm" svg:y1="11.795cm" svg:x2="10.053cm" svg:y2="22.336cm" draw:start-shape="id12" draw:start-glue-point="3" draw:end-shape="id3" draw:end-glue-point="1" svg:d="M34147 11795c-18069 0-6022 10541-24094 10541" svg:viewBox="0 0 24095 10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04T09:27:03.514682435</dc:date>
    <meta:editing-duration>PT40M45S</meta:editing-duration>
    <meta:editing-cycles>9</meta:editing-cycles>
    <meta:generator>LibreOffice/5.0.3.2$Linux_X86_64 LibreOffice_project/00m0$Build-2</meta:generator>
    <meta:document-statistic meta:object-count="32"/>
  </office:meta>
</office:document-meta>
</file>